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3287b1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officeooo:rsid="0023a930" officeooo:paragraph-rsid="0023a930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3287b1" officeooo:paragraph-rsid="003287b1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officeooo:rsid="001dc90b" officeooo:paragraph-rsid="00220bfd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32pt" style:font-size-asian="32pt" style:font-size-complex="32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2pt" officeooo:rsid="000b738b" officeooo:paragraph-rsid="0026004f" style:font-size-asian="12pt" style:font-size-complex="12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2pt" officeooo:rsid="000ce2e4" officeooo:paragraph-rsid="0026004f" style:font-size-asian="12pt" style:font-size-complex="12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2pt" officeooo:rsid="000e01dc" officeooo:paragraph-rsid="0027d2b0" style:font-size-asian="12pt" style:font-size-complex="12pt"/>
    </style:style>
    <style:style style:name="P15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1ed30f" officeooo:paragraph-rsid="00305c8b" style:font-size-asian="25pt" style:font-size-complex="25pt"/>
    </style:style>
    <style:style style:name="P1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05c8b" officeooo:paragraph-rsid="00305c8b" style:font-size-asian="25pt" style:font-size-complex="25pt"/>
    </style:style>
    <style:style style:name="P1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397d1a" style:font-size-asian="25pt" style:font-size-complex="25pt"/>
    </style:style>
    <style:style style:name="P18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55537" officeooo:paragraph-rsid="00397d1a" style:font-size-asian="25pt" style:font-size-complex="25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3567ee" style:font-size-asian="12pt" style:font-size-complex="12pt"/>
    </style:style>
    <style:style style:name="P20" style:family="paragraph" style:parent-style-name="Standard">
      <style:paragraph-properties fo:margin-left="0cm" fo:margin-right="-1.464cm" fo:text-align="justify" style:justify-single-word="false" fo:text-indent="0cm" style:auto-text-indent="false"/>
      <style:text-properties style:font-name="Arial" fo:font-size="12pt" fo:font-weight="bold" officeooo:rsid="000ce2e4" officeooo:paragraph-rsid="003d65a9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0ce2e4" officeooo:paragraph-rsid="003d65a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0ce2e4" officeooo:paragraph-rsid="003d65a9" style:font-size-asian="12pt" style:font-weight-asian="bold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officeooo:rsid="000f2d6b" style:font-name-asian="Times New Roman2" style:font-name-complex="Times New Roman2"/>
    </style:style>
    <style:style style:name="T5" style:family="text">
      <style:text-properties fo:font-weight="bold" officeooo:rsid="000f2d6b" style:font-name-asian="Times New Roman2" style:font-weight-asian="bold" style:font-name-complex="Times New Roman2" style:font-weight-complex="bold"/>
    </style:style>
    <style:style style:name="T6" style:family="text">
      <style:text-properties fo:font-weight="bold" officeooo:rsid="0037cba5" style:font-name-asian="Times New Roman2" style:font-weight-asian="bold" style:font-name-complex="Times New Roman2" style:font-weight-complex="bold"/>
    </style:style>
    <style:style style:name="T7" style:family="text">
      <style:text-properties fo:font-weight="bold" officeooo:rsid="004922b0" style:font-name-asian="Times New Roman2" style:font-weight-asian="bold" style:font-name-complex="Times New Roman2" style:font-weight-complex="bold"/>
    </style:style>
    <style:style style:name="T8" style:family="text">
      <style:text-properties fo:font-weight="bold" officeooo:rsid="004acbd4" style:font-name-asian="Times New Roman2" style:font-weight-asian="bold" style:font-name-complex="Times New Roman2" style:font-weight-complex="bold"/>
    </style:style>
    <style:style style:name="T9" style:family="text">
      <style:text-properties officeooo:rsid="000e01dc"/>
    </style:style>
    <style:style style:name="T10" style:family="text">
      <style:text-properties officeooo:rsid="000ce2e4"/>
    </style:style>
    <style:style style:name="T11" style:family="text">
      <style:text-properties fo:color="#ce181e" officeooo:rsid="0026004f" fo:background-color="#fff200" loext:char-shading-value="0"/>
    </style:style>
    <style:style style:name="T12" style:family="text">
      <style:text-properties fo:color="#ce181e" officeooo:rsid="000ce2e4" fo:background-color="#fff200" loext:char-shading-value="0"/>
    </style:style>
    <style:style style:name="T13" style:family="text">
      <style:text-properties officeooo:rsid="003120a7"/>
    </style:style>
    <style:style style:name="T14" style:family="text">
      <style:text-properties officeooo:rsid="003287b1"/>
    </style:style>
    <style:style style:name="T15" style:family="text">
      <style:text-properties officeooo:rsid="00355537"/>
    </style:style>
    <style:style style:name="T16" style:family="text">
      <style:text-properties style:font-name="Arial" fo:language="fr" fo:country="BE" style:font-name-complex="Arial"/>
    </style:style>
    <style:style style:name="T17" style:family="text">
      <style:text-properties style:font-name="Arial" fo:language="fr" fo:country="BE" officeooo:rsid="003f8aa7" style:font-name-complex="Arial"/>
    </style:style>
    <style:style style:name="T18" style:family="text">
      <style:text-properties style:use-window-font-color="true" style:font-name="Arial" fo:language="fr" fo:country="BE" fo:background-color="transparent" loext:char-shading-value="0" style:font-name-complex="Arial"/>
    </style:style>
    <style:style style:name="T19" style:family="text">
      <style:text-properties style:use-window-font-color="true" style:font-name="Arial" fo:language="fr" fo:country="BE" officeooo:rsid="003ae0d6" fo:background-color="transparent" loext:char-shading-value="0" style:font-name-complex="Ari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3">do text</text:p><text:p text:style-name="P23">from document(at=header, format='odt')</text:p></office:annotation><text:span text:style-name="T1">Import depuis header.odt</text:span></text:p></draw:text-box></draw:frame></text:p>
      <text:p text:style-name="P2"/>
      <text:p text:style-name="P2"/>
      <text:p text:style-name="P15">AFFICHAGE De la</text:p>
      <text:p text:style-name="P18">décision du</text:p>
      <text:p text:style-name="P17"><text:span text:style-name="T15">recours de </text:span>permis</text:p>
      <text:p text:style-name="P16">d'environnement</text:p>
      <text:p text:style-name="P3"/>
      <text:p text:style-name="P4">Conformément <text:span text:style-name="T14">au décret du 11 mars 1999</text:span></text:p>
      <text:p text:style-name="P7">relatif au permis d'environnement</text:p>
      <text:p text:style-name="P3"/>
      <text:p text:style-name="P3"/>
      <text:p text:style-name="P2"/>
      <text:p text:style-name="P5"/>
      <text:p text:style-name="P19"><text:span text:style-name="T16">Le Bourgmestre porte à la connaissance du public que le </text:span><text:span text:style-name="T19">Gouvernement Wallon</text:span><text:span text:style-name="T18"> </text:span><text:span text:style-name="T16">a délivré en date du </text:span><text:span text:style-name="T17"><text:text-input text:description="">licence_view.format_date(self.getLastRecourse().getDecisionDate())</text:text-input></text:span><text:span text:style-name="T16"><text:s/>un </text:span><text:span text:style-name="T18">permis d’environnement</text:span><text:span text:style-name="T16"> à </text:span><text:span text:style-name="T16"><text:text-input text:description="">self.getApplicantsSignaletic()</text:text-input></text:span><text:span text:style-name="T16">, relatif à </text:span><text:span text:style-name="T16"><text:text-input text:description="">self.getLicenceSubject()</text:text-input></text:span><text:span text:style-name="T16"> , </text:span><text:span text:style-name="T17">sis </text:span><text:span text:style-name="T17"><text:text-input text:description="">self.getWorkLocationSignaletic()</text:text-input></text:span><text:span text:style-name="T16">.</text:span></text:p>
      <text:p text:style-name="P5"/>
      <text:p text:style-name="P9">OBJET :</text:p>
      <text:p text:style-name="P5"/>
      <text:p text:style-name="P10"><text:text-input text:description="Objet des travaux">self.getLicenceSubject()</text:text-input></text:p>
      <text:p text:style-name="P5"/>
      <text:p text:style-name="P5"/>
      <text:p text:style-name="P12"><text:span text:style-name="T9">Conformément aux dispositions du titre Ier de la partie III du Livre Ier du Code de l’Environnement, l</text:span>e permis <text:span text:style-name="T13">d'environnement</text:span> peut être consulté au Service Urbanisme, <text:span text:style-name="T11">ADRESSE</text:span>, <text:span text:style-name="T10">ouvert du lundi au vendredi, de 8h30 à 12h00 ou l’après-midi, sur rendez-vous pris au plus tard vingt-quatre heures à l’avance auprès du Service Urbanisme (</text:span><text:span text:style-name="T12">TEL</text:span><text:span text:style-name="T10">).</text:span></text:p>
      <text:p text:style-name="P12">Ce document stipule les conditions dont la décision est assortie, les motifs et considérations qui ont fondé cette décision ainsi que les principales mesures destinées à éviter, réduire et, si possible, compenser les effets négatifs importants.</text:p>
      <text:p text:style-name="P12"/>
      <text:p text:style-name="P21">Un recours en annulation pour violation des formes soit substantielles, soit prescrites à peine de nullité, peut être porté devant le Conseil d’Etat contre la présente décision par toute partie justifiant d’une lésion ou d’un intérêt.</text:p>
      <text:p text:style-name="P20"/>
      <text:p text:style-name="P22">Le Conseil d’Etat, section administration, peut être saisi par requête écrite, signée par l’intéressé ou par un avocat, et ce dans les 60 jours à dater de la notification ou de la publication de la présente décision.</text:p>
      <text:p text:style-name="P13"/>
      <text:p text:style-name="P14"><text:span text:style-name="T3">Le présent avis est affiché par le Collège communal dans un délai de dix jours de la notification de la décision à la Commune de </text:span><text:span text:style-name="T3"><text:text-input text:description="">tool.getCityName()</text:text-input></text:span><text:span text:style-name="T3"><text:s/>de l’octroi du permis unique </text:span><text:span text:style-name="T4">et ce, pendant une durée de vingt jours, soit </text:span><text:span text:style-name="T5">jusqu’au </text:span><text:span text:style-name="T8"><text:text-input text:description="">licence_view.format_date(self.getLastRecourse().getRecourseDecisionDisplayDate() + 20)</text:text-input></text:span><text:span text:style-name="T7">.</text:span></text:p>
      <text:p text:style-name="P5"/>
      <text:p text:style-name="P8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11"/>
      <text:p text:style-name="P6"><office:annotation><dc:creator>bleybaert</dc:creator><dc:date>2018-07-20T10:49:48</dc:date><loext:sender-initials>ble</loext:sender-initials><text:p text:style-name="P23">do text</text:p><text:p text:style-name="P23">from document(at=signatures, format='odt')</text:p></office:annotation>Import depuis signatures.od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09:35:11.346918784</dc:date>
    <dc:language>fr-FR</dc:language>
    <meta:editing-cycles>123</meta:editing-cycles>
    <meta:editing-duration>P1DT12H2M29S</meta:editing-duration>
    <dc:creator>bleybaert</dc:creator>
    <meta:document-statistic meta:table-count="0" meta:image-count="0" meta:object-count="0" meta:page-count="1" meta:paragraph-count="17" meta:word-count="289" meta:character-count="1947" meta:non-whitespace-character-count="1697"/>
    <meta:user-defined meta:name="Info 1"/>
    <meta:user-defined meta:name="Info 2"/>
    <meta:user-defined meta:name="Info 3"/>
    <meta:user-defined meta:name="Info 4"/>
  </office:meta>
</office:document-meta>
</file>